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-left="0.05pt solid #000000" fo:border-right="0.05pt solid #000000" fo:border-top="none" fo:border-bottom="none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f7ed"/>
    </style:style>
    <style:style style:name="P2" style:family="paragraph" style:parent-style-name="Standard">
      <style:paragraph-properties fo:text-align="center" style:justify-single-word="false"/>
      <style:text-properties officeooo:paragraph-rsid="000ef7ed"/>
    </style:style>
    <style:style style:name="P3" style:family="paragraph" style:parent-style-name="Standard">
      <style:paragraph-properties fo:text-align="center" style:justify-single-word="false"/>
      <style:text-properties officeooo:paragraph-rsid="0010f3b3"/>
    </style:style>
    <style:style style:name="T1" style:family="text">
      <style:text-properties officeooo:rsid="000ef7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2679718427216">
          <table:table-cell table:style-name="Table1.A1" table:number-columns-spanned="2" office:value-type="string">
            <text:p text:style-name="P2">R1: Home page: </text:p>
          </table:table-cell>
          <table:covered-table-cell/>
        </table:table-row>
        <table:table-row table:style-name="TableLine2679718427216">
          <table:table-cell table:style-name="Table1.A2" office:value-type="string">
            <text:p text:style-name="P1">R1A: Display the name of the web application.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A2" office:value-type="string">
            <text:p text:style-name="P1">R1B: Display links to other pages or a navigation bar that contains links to other pages.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B2" table:number-columns-spanned="2" office:value-type="string">
            <text:p text:style-name="P2">R2: About page: <text:s/></text:p>
          </table:table-cell>
          <table:covered-table-cell/>
        </table:table-row>
        <table:table-row table:style-name="TableLine2679718427216">
          <table:table-cell table:style-name="Table1.A2" office:value-type="string">
            <text:p text:style-name="P1">R2A: Display information about the web application including your name as the developer. Display a <text:span text:style-name="T1">l</text:span>ink to the home page or a navigation bar that contains <text:span text:style-name="T1">l</text:span>inks to other pages.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B2" table:number-columns-spanned="2" office:value-type="string">
            <text:p text:style-name="P2">R3: Add device page: </text:p>
          </table:table-cell>
          <table:covered-table-cell/>
        </table:table-row>
        <table:table-row table:style-name="TableLine2679718427216">
          <table:table-cell table:style-name="Table1.A2" office:value-type="string">
            <text:p text:style-name="P1">R3A: <text:s/>Display a form to users to add a new device to the database. The form should </text:p>
            <text:p text:style-name="Standard">consist of the following items: name of the device to be selected from a pre-defined set </text:p>
            <text:p text:style-name="Standard">of devices and other input fields such as on/off, open/close, temperature, volume, etc. </text:p>
            <text:p text:style-name="Standard">Depending on the chosen device other input fields might be applicable or not applicable. </text:p>
            <text:p text:style-name="Standard">The minimum number of devices in the pre-defined list is 20. Display a link to the home </text:p>
            <text:p text:style-name="P1">page or a navigation bar that contains links to other pages. <text:s/>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A2" office:value-type="string">
            <text:p text:style-name="P1">R3B: <text:s/>Collect form data to be passed to the back-end (database) and store the device </text:p>
            <text:p text:style-name="Standard">name and its corresponding initial status in the database. Each device item consists of </text:p>
            <text:p text:style-name="Standard">input fields such as name, <text:s/>on/off, <text:s/>open/close, <text:s/>temperature, <text:s/>volume, <text:s/>etc. <text:s/>Some fields </text:p>
            <text:p text:style-name="Standard">might not be applicable for some devices. As an example, <text:s/>the open/close field is not </text:p>
            <text:p text:style-name="Standard">related to a heating device but applies to a blind or a curtain, <text:s/>or a door. As another </text:p>
            <text:p text:style-name="Standard">example volume does not apply to the heating system, but the temperature does. Display </text:p>
            <text:p text:style-name="P1">a message indicating that add device operation has been done successfully.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A2" office:value-type="string">
            <text:p text:style-name="P1">R3C: Improve R3B by automatically assigning ‘not applicable’ initial value to the fields </text:p>
            <text:p text:style-name="Standard">that do not apply to the chosen device. It is even better to disable or hide those input </text:p>
            <text:p text:style-name="Standard">fields from users when adding a new device. As an example, if a user adds a new device </text:p>
            <text:p text:style-name="Standard"><text:soft-page-break/>called ‘heating’ then the minimum required input fields to be displayed and initialised by </text:p>
            <text:p text:style-name="Standard">the user are: <text:s/>on/off and temperature and all other non-related input fields must be </text:p>
            <text:p text:style-name="P1">initialised to NA (not applicable) status.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A2" office:value-type="string">
            <text:p text:style-name="P1">R3D: Form validation, make sure all required form data is filled and also valid data is </text:p>
            <text:p text:style-name="Standard">entered by user. If required fields are empty or data is not valid, re-display the form to </text:p>
            <text:p text:style-name="Standard">the user with appropriate message to fill it again. As an example, entering a string or a </text:p>
            <text:p text:style-name="P1">value of 400 is not valid for the temperature of a ‘heating’ device.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B2" table:number-columns-spanned="2" office:value-type="string">
            <text:p text:style-name="P3">R4: Show device status page</text:p>
          </table:table-cell>
          <table:covered-table-cell/>
        </table:table-row>
        <table:table-row table:style-name="TableLine2679718427216">
          <table:table-cell table:style-name="Table1.A2" office:value-type="string">
            <text:p text:style-name="P1">R4A: Display a list of already added devices and then let the user choose a device from </text:p>
            <text:p text:style-name="Standard">the list. Display a link to the home page or a navigation bar that contains links to other </text:p>
            <text:p text:style-name="P1">pages.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A2" office:value-type="string">
            <text:p text:style-name="P1">R4B: Display data related to the chosen device found in the database to users including </text:p>
            <text:p text:style-name="P1">name, and related settings. As an example, if TV is selected related settings would be on/off setting, volume, and channel. If the heating system is chosen minimum settings, are on/off and temperature. Display a message to the user if not found.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A2" office:value-type="string">
            <text:p text:style-name="P1">R4C: Improve R4B by automatically hiding input fields that do not apply to the chosen </text:p>
            <text:p text:style-name="P1">device.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A2" office:value-type="string">
            <text:p text:style-name="P1">R4D: Going beyond by improving R4B and R4C, by a graphical display of the device </text:p>
            <text:p text:style-name="P1">settings like a dashboard. <text:s/>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B2" table:number-columns-spanned="2" office:value-type="string">
            <text:p text:style-name="P2">R5: Update device status page </text:p>
          </table:table-cell>
          <table:covered-table-cell/>
        </table:table-row>
        <table:table-row table:style-name="TableLine2679718427216">
          <table:table-cell table:style-name="Table1.A2" office:value-type="string">
            <text:p text:style-name="P1">R5A: Display a list of already added devices and then let the user choose a device from </text:p>
            <text:p text:style-name="Standard">the list. Display a link to the home page or a navigation bar that contains links to other </text:p>
            <text:p text:style-name="P1">pages.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A2" office:value-type="string">
            <text:p text:style-name="P1">R5B: Display data related to the chosen device found in the database to users including </text:p>
            <text:p text:style-name="Standard">name, and related settings. As an example, if TV <text:soft-page-break/>is selected related settings would be </text:p>
            <text:p text:style-name="Standard">on/off setting, volume, and channel. If the heating system is chosen minimum settings, </text:p>
            <text:p text:style-name="Standard">are on/off and temperature, <text:s/>so users can update each field. <text:s/>Collect form data to be </text:p>
            <text:p text:style-name="Standard">passed to the back-end <text:s/>(database) <text:s/>and store updated device status in the database. </text:p>
            <text:p text:style-name="P1">Display a message indicating the update operation has been done.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A2" office:value-type="string">
            <text:p text:style-name="P1">R5C: Improve R5B by automatically hiding input fields that do not apply to the chosen </text:p>
            <text:p text:style-name="P1">device.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A2" office:value-type="string">
            <text:p text:style-name="P1">R5D: Going beyond by improving R5B and R5C. Improvement could be achieved by </text:p>
            <text:p text:style-name="Standard">letting the user update device status through a graphical display of the device settings </text:p>
            <text:p text:style-name="P1">like a dashboard.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B2" table:number-columns-spanned="2" office:value-type="string">
            <text:p text:style-name="P3">R6: Delete device page </text:p>
          </table:table-cell>
          <table:covered-table-cell/>
        </table:table-row>
        <table:table-row table:style-name="TableLine2679718427216">
          <table:table-cell table:style-name="Table1.A2" office:value-type="string">
            <text:p text:style-name="P1">R6A: Display a list of already added devices and then let the user choose a device from </text:p>
            <text:p text:style-name="Standard">the list to be deleted. Display a link to the home page or a navigation bar that contains </text:p>
            <text:p text:style-name="P1">links to other pages.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679718427216">
          <table:table-cell table:style-name="Table1.A28" office:value-type="string">
            <text:p text:style-name="P1">R6B: It is always a good practice to ask for the user’s confirmation before the delete </text:p>
            <text:p text:style-name="Standard">operation. Ask the user 'Are you sure?' then if confirmed, delete the chosen device and </text:p>
            <text:p text:style-name="Standard">related data from the database by collecting form data related to the device name to be </text:p>
            <text:p text:style-name="Standard">passed to the back-end <text:s/>(database) <text:s/>and performing delete operation on the database. </text:p>
            <text:p text:style-name="P1">Display a message indicating the delete operation has been done successfully. </text:p>
          </table:table-cell>
          <table:table-cell table:style-name="Table1.B28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22:06:45.805000000</meta:creation-date>
    <dc:date>2021-12-19T22:39:02.651000000</dc:date>
    <meta:editing-duration>PT11M56S</meta:editing-duration>
    <meta:editing-cycles>1</meta:editing-cycles>
    <meta:document-statistic meta:table-count="1" meta:image-count="0" meta:object-count="0" meta:page-count="3" meta:paragraph-count="63" meta:word-count="810" meta:character-count="4678" meta:non-whitespace-character-count="3849"/>
    <meta:generator>LibreOffice/7.2.4.1$Windows_X86_64 LibreOffice_project/27d75539669ac387bb498e35313b970b7fe9c4f9</meta:generator>
  </office:meta>
</office:document-meta>
</file>